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svg:stroke-color="#000000" draw:marker-start-width="0.26cm" draw:marker-end-width="0.26cm" draw:fill="solid" draw:fill-color="#e4d1e4" draw:opacity="100%" draw:textarea-horizontal-align="left" draw:textarea-vertical-align="top" draw:auto-grow-height="false" fo:min-height="6.4cm" fo:min-width="9.101cm" fo:padding-top="0.05cm" fo:padding-bottom="0.05cm" fo:padding-left="0.05cm" fo:padding-right="0.05cm" draw:shadow-opacity="100%"/>
    </style:style>
    <style:style style:name="gr2" style:family="graphic" style:parent-style-name="standard">
      <style:graphic-properties draw:stroke="none" svg:stroke-width="0.02cm" svg:stroke-color="#000000" draw:marker-start-width="0.26cm" draw:marker-end-width="0.26cm" draw:fill="solid" draw:fill-color="#f9f4f9" draw:opacity="100%" draw:textarea-horizontal-align="left" draw:textarea-vertical-align="middle" draw:auto-grow-height="false" fo:min-height="5.044cm" fo:min-width="8.544cm" fo:padding-top="0.05cm" fo:padding-bottom="0.05cm" fo:padding-left="0.05cm" fo:padding-right="0.05cm" draw:shadow-opacity="100%"/>
    </style:style>
    <style:style style:name="gr3" style:family="graphic" style:parent-style-name="standard">
      <style:graphic-properties draw:stroke="none" svg:stroke-width="0.02cm" svg:stroke-color="#000000" draw:marker-start-width="0.26cm" draw:marker-end-width="0.26cm" draw:fill="none" draw:fill-color="#c8a2c8" draw:opacity="50%" draw:textarea-horizontal-align="left" draw:textarea-vertical-align="top" draw:auto-grow-height="false" fo:min-height="0.8cm" fo:min-width="9.099cm" fo:padding-top="0.05cm" fo:padding-bottom="0.05cm" fo:padding-left="0.05cm" fo:padding-right="0.05cm" draw:shadow-opacity="50%"/>
    </style:style>
    <style:style style:name="gr4" style:family="graphic" style:parent-style-name="standard">
      <style:graphic-properties draw:stroke="none" svg:stroke-width="0.02cm" svg:stroke-color="#000000" draw:marker-start-width="0.26cm" draw:marker-end-width="0.26cm" draw:fill="solid" draw:fill-color="#f9f4f9" draw:opacity="100%" draw:textarea-horizontal-align="left" draw:textarea-vertical-align="middle" draw:auto-grow-height="false" fo:min-height="0.242cm" fo:min-width="8.54cm" fo:padding-top="0.05cm" fo:padding-bottom="0.05cm" fo:padding-left="0.05cm" fo:padding-right="0.05cm" draw:shadow-opacity="100%"/>
    </style:style>
    <style:style style:name="gr5" style:family="graphic" style:parent-style-name="standard">
      <style:graphic-properties draw:stroke="none" svg:stroke-width="0.02cm" svg:stroke-color="#000000" draw:marker-start-width="0.26cm" draw:marker-end-width="0.26cm" draw:fill="none" draw:fill-color="#c8a2c8" draw:opacity="50%" draw:textarea-horizontal-align="right" draw:textarea-vertical-align="top" draw:auto-grow-height="false" fo:min-height="0.4cm" fo:min-width="0.402cm" fo:padding-top="0.05cm" fo:padding-bottom="0.05cm" fo:padding-left="0.05cm" fo:padding-right="0.05cm" draw:shadow-opacity="50%"/>
    </style:style>
    <style:style style:name="gr6" style:family="graphic" style:parent-style-name="standard">
      <style:graphic-properties draw:stroke="none" svg:stroke-width="0.02cm" svg:stroke-color="#000000" draw:marker-start-width="0.26cm" draw:marker-end-width="0.26cm" draw:fill="none" draw:fill-color="#ffffff" draw:opacity="75%" draw:textarea-horizontal-align="right" draw:textarea-vertical-align="middle" draw:auto-grow-height="false" fo:min-height="5.199cm" fo:min-width="0.402cm" fo:padding-top="0.05cm" fo:padding-bottom="0.05cm" fo:padding-left="0.05cm" fo:padding-right="0.05cm" draw:shadow-opacity="75%"/>
    </style:style>
    <style:style style:name="gr7" style:family="graphic" style:parent-style-name="standard">
      <style:graphic-properties draw:stroke="none" svg:stroke-width="0.02cm" svg:stroke-color="#000000" draw:marker-start-width="0.26cm" draw:marker-end-width="0.26cm" draw:fill="none" draw:fill-color="#ffffff" draw:opacity="75%" draw:textarea-horizontal-align="right" draw:textarea-vertical-align="middle" draw:auto-grow-height="false" fo:min-height="0.359cm" fo:min-width="0.393cm" fo:padding-top="0.05cm" fo:padding-bottom="0.05cm" fo:padding-left="0.05cm" fo:padding-right="0.05cm" draw:shadow-opacity="75%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4d1e4" draw:opacity="100%"/>
      <style:paragraph-properties fo:text-align="center"/>
      <style:text-properties style:font-name="Liberation Mono" fo:font-size="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9f4f9" draw:opacity="100%"/>
      <style:paragraph-properties fo:text-align="start"/>
      <style:text-properties fo:color="#000000" style:font-name="Liberation Mono" fo:font-size="8pt" style:font-size-asian="18pt" style:font-size-complex="18pt"/>
    </style:style>
    <style:style style:name="P5" style:family="paragraph">
      <loext:graphic-properties draw:fill="none" draw:fill-color="#c8a2c8" draw:opacity="50%"/>
      <style:paragraph-properties fo:text-align="center"/>
      <style:text-properties style:font-name="Liberation Mono" fo:font-size="8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c8a2c8" draw:opacity="50%"/>
      <style:paragraph-properties fo:text-align="end"/>
      <style:text-properties fo:color="#808080" style:font-name="Liberation Mono" fo:font-size="8pt" style:font-size-asian="18pt" style:font-size-complex="18pt"/>
    </style:style>
    <style:style style:name="P8" style:family="paragraph">
      <loext:graphic-properties draw:fill="none" draw:fill-color="#ffffff" draw:opacity="75%"/>
      <style:paragraph-properties fo:text-align="end"/>
      <style:text-properties fo:color="#808080" style:font-name="Liberation Mono" fo:font-size="8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800000" style:font-name="Liberation Mono" fo:font-size="8pt" style:font-size-asian="18pt" style:font-size-complex="18pt"/>
    </style:style>
    <style:style style:name="T2" style:family="text">
      <style:text-properties style:font-name="Liberation Mono" fo:font-size="8pt" style:font-size-asian="18pt" style:font-size-complex="18pt"/>
    </style:style>
    <style:style style:name="T3" style:family="text">
      <style:text-properties fo:color="#000080" style:font-name="Liberation Mono" fo:font-size="8pt" style:font-size-asian="18pt" style:font-size-complex="18pt"/>
    </style:style>
    <style:style style:name="T4" style:family="text">
      <style:text-properties fo:color="#000000" style:font-name="Liberation Mono" fo:font-size="8pt" style:font-size-asian="18pt" style:font-size-complex="18pt"/>
    </style:style>
    <style:style style:name="T5" style:family="text">
      <style:text-properties fo:color="#808080" style:font-name="Liberation Mono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2cm" svg:height="6.5cm" svg:x="0.5cm" svg:y="0.1cm">
          <text:p text:style-name="P1"><text:span text:style-name="T1"><text:s/></text:span><text:span text:style-name="T1">HARNESS</text:span><text:span text:style-name="T2"> </text:span><text:span text:style-name="T3">mkl</text:span><text:span text:style-name="T2"> </text:span><text:span text:style-name="T1">IMPLEMENTS </text:span><text:span text:style-name="T3">spmv_cs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.7cm" svg:height="5.2cm" svg:x="0.9cm" svg:y="0.501cm">
          <text:p text:style-name="P3"><text:span text:style-name="T4">int cols = 0;</text:span></text:p>
          <text:p text:style-name="P3"><text:span text:style-name="T4">for(int i = 1; i &lt; rowstr[rows]; i++)</text:span></text:p>
          <text:p text:style-name="P3"><text:span text:style-name="T4"><text:s text:c="2"/></text:span><text:span text:style-name="T4">cols = colidx[i]&gt;cols?colidx[i]:cols;</text:span></text:p>
          <text:p text:style-name="P3"><text:span text:style-name="T4">cols = cols+1;</text:span></text:p>
          <text:p text:style-name="P3"><text:span text:style-name="T4"/></text:p>
          <text:p text:style-name="P3"><text:span text:style-name="T4">sparse_matrix_t A;</text:span></text:p>
          <text:p text:style-name="P3"><text:span text:style-name="T4">mkl_sparse_d_create_csr(&amp;A, SPARSE_INDEX_BASE_ZERO,</text:span></text:p>
          <text:p text:style-name="P3"><text:span text:style-name="T4"><text:s text:c="24"/></text:span><text:span text:style-name="T4">rows, cols, rowstr,</text:span></text:p>
          <text:p text:style-name="P3"><text:span text:style-name="T4"><text:s text:c="24"/></text:span><text:span text:style-name="T4">rowstr+1, colidx, a);</text:span></text:p>
          <text:p text:style-name="P3"><text:span text:style-name="T4">struct matrix_descr dscr;</text:span></text:p>
          <text:p text:style-name="P3"><text:span text:style-name="T4">dscr.type = SPARSE_MATRIX_TYPE_GENERAL;</text:span></text:p>
          <text:p text:style-name="P3"><text:span text:style-name="T4">dscr.mode = SPARSE_FILL_MODE_LOWER;</text:span></text:p>
          <text:p text:style-name="P3"><text:span text:style-name="T4">dscr.diag = SPARSE_DIAG_NON_UNIT;</text:span></text:p>
          <text:p text:style-name="P3"><text:span text:style-name="T4"/></text:p>
          <text:p text:style-name="P3"><text:span text:style-name="T4">mkl_sparse_d_mv(SPARSE_OPERATION_NON_TRANSPOSE,</text:span></text:p>
          <text:p text:style-name="P3"><text:span text:style-name="T4"><text:s text:c="16"/></text:span><text:span text:style-name="T4">1.0, A, dscr, iv, 0.0, ov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07.5471698113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198cm" svg:height="0.899cm" svg:x="0.502cm" svg:y="5.701cm">
          <text:p text:style-name="P1"><text:span text:style-name="T1"><text:s/></text:span><text:span text:style-name="T1">PersistentVari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698cm" svg:height="0.4cm" svg:x="0.902cm" svg:y="6.102cm">
          <text:p text:style-name="P3"><text:span text:style-name="T4">"mkl.h"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86.533665835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0.502cm" svg:height="0.499cm" svg:x="0cm" svg:y="0.101cm">
          <text:p text:style-name="P6"><text:span text:style-name="T5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0.501cm" svg:height="5.298cm" svg:x="0cm" svg:y="0.502cm">
          <text:p text:style-name="P6"><text:span text:style-name="T5">2</text:span></text:p>
          <text:p text:style-name="P6"><text:span text:style-name="T5">3</text:span></text:p>
          <text:p text:style-name="P6"><text:span text:style-name="T5">4</text:span></text:p>
          <text:p text:style-name="P6"><text:span text:style-name="T5">5</text:span></text:p>
          <text:p text:style-name="P6"><text:span text:style-name="T5">6</text:span></text:p>
          <text:p text:style-name="P6"><text:span text:style-name="T5">7</text:span></text:p>
          <text:p text:style-name="P6"><text:span text:style-name="T5">8</text:span></text:p>
          <text:p text:style-name="P6"><text:span text:style-name="T5">9</text:span></text:p>
          <text:p text:style-name="P6"><text:span text:style-name="T5">10</text:span></text:p>
          <text:p text:style-name="P6"><text:span text:style-name="T5">11</text:span></text:p>
          <text:p text:style-name="P6"><text:span text:style-name="T5">12</text:span></text:p>
          <text:p text:style-name="P6"><text:span text:style-name="T5">13</text:span></text:p>
          <text:p text:style-name="P6"><text:span text:style-name="T5">14</text:span></text:p>
          <text:p text:style-name="P6"><text:span text:style-name="T5">15</text:span></text:p>
          <text:p text:style-name="P6"><text:span text:style-name="T5">16</text:span></text:p>
          <text:p text:style-name="P6"><text:span text:style-name="T5">1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0.502cm" svg:height="0.499cm" svg:x="0cm" svg:y="5.7cm">
          <text:p text:style-name="P6"><text:span text:style-name="T5">18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501cm" svg:height="0.467cm" svg:x="0cm" svg:y="6.1cm">
          <text:p text:style-name="P6"><text:span text:style-name="T5">19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719.760079973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.8cm" fo:page-height="6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152cm" svg:x="1cm" svg:y="3.196cm"/>
      <draw:page-thumbnail draw:layer="backgroundobjects" svg:width="8.999cm" svg:height="6.152cm" svg:x="1cm" svg:y="11.772cm"/>
      <draw:page-thumbnail draw:layer="backgroundobjects" svg:width="8.999cm" svg:height="6.152cm" svg:x="1cm" svg:y="20.348cm"/>
      <draw:page-thumbnail draw:layer="backgroundobjects" svg:width="8.999cm" svg:height="6.152cm" svg:x="11cm" svg:y="3.196cm"/>
      <draw:page-thumbnail draw:layer="backgroundobjects" svg:width="8.999cm" svg:height="6.152cm" svg:x="11cm" svg:y="11.772cm"/>
      <draw:page-thumbnail draw:layer="backgroundobjects" svg:width="8.999cm" svg:height="6.152cm" svg:x="11cm" svg:y="20.348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2:03:44.326713311</meta:creation-date>
    <dc:date>2019-01-31T20:14:40.347233900</dc:date>
    <meta:editing-duration>PT8M59S</meta:editing-duration>
    <meta:editing-cycles>8</meta:editing-cycles>
    <meta:generator>LibreOffice/6.0.7.3$Linux_X86_64 LibreOffice_project/00m0$Build-3</meta:generator>
    <meta:document-statistic meta:object-count="31"/>
  </office:meta>
</office:document-meta>
</file>